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2325b7"/>
    </style:style>
    <style:style style:name="P2" style:family="paragraph" style:parent-style-name="Text_20_body">
      <style:text-properties officeooo:rsid="002c3d8b" officeooo:paragraph-rsid="002c3d8b"/>
    </style:style>
    <style:style style:name="P3" style:family="paragraph" style:parent-style-name="Text_20_body">
      <style:text-properties officeooo:rsid="002c3d8b" officeooo:paragraph-rsid="002d239c"/>
    </style:style>
    <style:style style:name="P4" style:family="paragraph" style:parent-style-name="Text_20_body" style:list-style-name="L1">
      <style:text-properties officeooo:paragraph-rsid="002325b7"/>
    </style:style>
    <style:style style:name="P5" style:family="paragraph" style:parent-style-name="Text_20_body" style:list-style-name="L2">
      <style:text-properties fo:color="#cccccc" officeooo:paragraph-rsid="002325b7"/>
    </style:style>
    <style:style style:name="P6" style:family="paragraph" style:parent-style-name="Text_20_body" style:list-style-name="L5">
      <style:text-properties fo:color="#000000" officeooo:paragraph-rsid="002325b7"/>
    </style:style>
    <style:style style:name="P7" style:family="paragraph" style:parent-style-name="Text_20_body" style:list-style-name="L3">
      <style:paragraph-properties fo:margin-top="0cm" fo:margin-bottom="0.152cm" loext:contextual-spacing="false"/>
      <style:text-properties fo:color="#000000" officeooo:paragraph-rsid="002325b7"/>
    </style:style>
    <style:style style:name="P8" style:family="paragraph" style:parent-style-name="Text_20_body" style:list-style-name="L3">
      <style:paragraph-properties fo:margin-top="0cm" fo:margin-bottom="0.152cm" loext:contextual-spacing="false"/>
      <style:text-properties fo:font-variant="normal" fo:text-transform="none" fo:color="#000000" style:font-name="Times New Roman" fo:font-size="12pt" fo:letter-spacing="normal" fo:font-style="normal" fo:font-weight="normal" officeooo:paragraph-rsid="0026693b" style:font-size-asian="12pt" style:font-size-complex="12pt"/>
    </style:style>
    <style:style style:name="P9" style:family="paragraph" style:parent-style-name="Text_20_body" style:list-style-name="L3">
      <style:paragraph-properties fo:margin-top="0cm" fo:margin-bottom="0.152cm" loext:contextual-spacing="false"/>
      <style:text-properties fo:font-variant="normal" fo:text-transform="none" fo:color="#000000" style:font-name="Times New Roman" fo:font-size="12pt" fo:letter-spacing="normal" fo:font-style="normal" fo:font-weight="normal" officeooo:rsid="0026693b" officeooo:paragraph-rsid="0026693b" style:font-size-asian="12pt" style:font-size-complex="12pt"/>
    </style:style>
    <style:style style:name="P10" style:family="paragraph" style:parent-style-name="Text_20_body" style:list-style-name="L3">
      <style:paragraph-properties fo:margin-top="0cm" fo:margin-bottom="0.152cm" loext:contextual-spacing="false"/>
      <style:text-properties fo:font-variant="normal" fo:text-transform="none" fo:color="#000000" style:font-name="Times New Roman" fo:font-size="12pt" fo:letter-spacing="normal" fo:font-style="normal" fo:font-weight="normal" officeooo:rsid="002a14a4" officeooo:paragraph-rsid="002a14a4" style:font-size-asian="12pt" style:font-size-complex="12pt"/>
    </style:style>
    <style:style style:name="P11" style:family="paragraph" style:parent-style-name="Text_20_body" style:list-style-name="L3">
      <style:paragraph-properties fo:margin-top="0cm" fo:margin-bottom="0.152cm" loext:contextual-spacing="false"/>
      <style:text-properties fo:font-variant="normal" fo:text-transform="none" fo:color="#000000" style:font-name="Times New Roman" fo:font-size="12pt" fo:letter-spacing="normal" fo:font-style="normal" fo:font-weight="normal" officeooo:rsid="002a14a4" officeooo:paragraph-rsid="002a5a70" style:font-size-asian="12pt" style:font-size-complex="12pt"/>
    </style:style>
    <style:style style:name="P12" style:family="paragraph" style:parent-style-name="Text_20_body" style:list-style-name="L3">
      <style:paragraph-properties fo:margin-top="0cm" fo:margin-bottom="0.152cm" loext:contextual-spacing="false"/>
      <style:text-properties fo:font-variant="normal" fo:text-transform="none" fo:color="#000000" style:font-name="Times New Roman" fo:font-size="12pt" fo:letter-spacing="normal" fo:font-style="normal" fo:font-weight="normal" officeooo:rsid="002dd578" officeooo:paragraph-rsid="002dd578" style:font-size-asian="12pt" style:font-size-complex="12pt"/>
    </style:style>
    <style:style style:name="P13" style:family="paragraph" style:parent-style-name="Text_20_body" style:list-style-name="L3">
      <style:paragraph-properties fo:margin-top="0cm" fo:margin-bottom="0.152cm" loext:contextual-spacing="false"/>
      <style:text-properties fo:font-variant="normal" fo:text-transform="none" fo:color="#000000" style:font-name="Times New Roman" fo:font-size="12pt" fo:letter-spacing="normal" fo:font-style="normal" fo:font-weight="normal" officeooo:rsid="00274abc" officeooo:paragraph-rsid="00274abc" style:font-size-asian="12pt" style:font-size-complex="12pt"/>
    </style:style>
    <style:style style:name="P14" style:family="paragraph" style:parent-style-name="Text_20_body" style:list-style-name="L3">
      <style:paragraph-properties fo:margin-top="0cm" fo:margin-bottom="0.152cm" loext:contextual-spacing="false"/>
      <style:text-properties officeooo:paragraph-rsid="002325b7"/>
    </style:style>
    <style:style style:name="P15" style:family="paragraph" style:parent-style-name="Text_20_body" style:list-style-name="L3">
      <style:paragraph-properties fo:margin-top="0cm" fo:margin-bottom="0.152cm" loext:contextual-spacing="false"/>
      <style:text-properties officeooo:rsid="00290cea" officeooo:paragraph-rsid="00290cea"/>
    </style:style>
    <style:style style:name="P16" style:family="paragraph" style:parent-style-name="Text_20_body" style:list-style-name="L4">
      <style:paragraph-properties fo:margin-top="0cm" fo:margin-bottom="0.152cm" loext:contextual-spacing="false"/>
      <style:text-properties officeooo:paragraph-rsid="002325b7"/>
    </style:style>
    <style:style style:name="P17" style:family="paragraph" style:parent-style-name="Text_20_body" style:list-style-name="L4">
      <style:paragraph-properties fo:margin-top="0cm" fo:margin-bottom="0.152cm" loext:contextual-spacing="false"/>
      <style:text-properties officeooo:paragraph-rsid="00290cea"/>
    </style:style>
    <style:style style:name="P18" style:family="paragraph" style:parent-style-name="Text_20_body" style:list-style-name="L4">
      <style:paragraph-properties fo:margin-top="0cm" fo:margin-bottom="0.152cm" loext:contextual-spacing="false"/>
      <style:text-properties officeooo:paragraph-rsid="0029811c"/>
    </style:style>
    <style:style style:name="P19" style:family="paragraph" style:parent-style-name="Text_20_body" style:list-style-name="L4">
      <style:paragraph-properties fo:margin-top="0cm" fo:margin-bottom="0.152cm" loext:contextual-spacing="false"/>
      <style:text-properties officeooo:rsid="001a4f96" officeooo:paragraph-rsid="002325b7"/>
    </style:style>
    <style:style style:name="P20" style:family="paragraph" style:parent-style-name="Heading_20_2">
      <style:paragraph-properties fo:break-before="page"/>
      <style:text-properties officeooo:paragraph-rsid="002325b7"/>
    </style:style>
    <style:style style:name="P21" style:family="paragraph" style:parent-style-name="Heading_20_3">
      <style:paragraph-properties fo:margin-left="0cm" fo:margin-right="0cm" fo:text-indent="-1.27cm" style:auto-text-indent="false" fo:break-before="page"/>
      <style:text-properties officeooo:paragraph-rsid="002325b7"/>
    </style:style>
    <style:style style:name="P22" style:family="paragraph" style:parent-style-name="Heading_20_4">
      <style:text-properties officeooo:paragraph-rsid="002325b7"/>
    </style:style>
    <style:style style:name="P23" style:family="paragraph" style:parent-style-name="Heading_20_4">
      <style:paragraph-properties fo:margin-top="0.229cm" fo:margin-bottom="0.203cm" loext:contextual-spacing="false"/>
      <style:text-properties officeooo:paragraph-rsid="002325b7"/>
    </style:style>
    <style:style style:name="T1" style:family="text">
      <style:text-properties fo:font-weight="bold" style:font-weight-asian="bold" style:font-weight-complex="bold"/>
    </style:style>
    <style:style style:name="T2" style:family="text">
      <style:text-properties officeooo:rsid="002325b7"/>
    </style:style>
    <style:style style:name="T3" style:family="text">
      <style:text-properties officeooo:rsid="0026693b"/>
    </style:style>
    <style:style style:name="T4" style:family="text">
      <style:text-properties fo:font-variant="normal" fo:text-transform="none" style:font-name="Times New Roman" fo:font-size="12pt" fo:letter-spacing="normal" fo:font-style="normal" fo:font-weight="normal" style:font-size-asian="12pt" style:font-size-complex="12pt"/>
    </style:style>
    <style:style style:name="T5" style:family="text">
      <style:text-properties fo:font-variant="normal" fo:text-transform="none" style:font-name="Times New Roman" fo:font-size="12pt" fo:letter-spacing="normal" fo:font-style="normal" fo:font-weight="normal" officeooo:rsid="0026693b" style:font-size-asian="12pt" style:font-size-complex="12pt"/>
    </style:style>
    <style:style style:name="T6" style:family="text">
      <style:text-properties fo:font-variant="normal" fo:text-transform="none" style:font-name="Times New Roman" fo:font-size="12pt" fo:letter-spacing="normal" fo:font-style="normal" fo:font-weight="normal" officeooo:rsid="002fa256" style:font-size-asian="12pt" style:font-size-complex="12pt"/>
    </style:style>
    <style:style style:name="T7" style:family="text">
      <style:text-properties officeooo:rsid="00290cea"/>
    </style:style>
    <style:style style:name="T8" style:family="text">
      <style:text-properties officeooo:rsid="0029811c"/>
    </style:style>
    <style:style style:name="T9" style:family="text">
      <style:text-properties officeooo:rsid="002a5a70"/>
    </style:style>
    <style:style style:name="T10" style:family="text">
      <style:text-properties officeooo:rsid="002d239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2"><text:span text:style-name="T2">1. </text:span>General Build Tips</text:h>
      <text:list xml:id="list668911790" text:style-name="L1">
        <text:list-item>
          <text:p text:style-name="P4">X is left / right. Y is backwards / forwards. Z is up / down.</text:p>
        </text:list-item>
        <text:list-item>
          <text:p text:style-name="P4">De-grease the rods. Acetone or methylated spirit works. <text:span text:style-name="T8">Dont worry they will be oiled later.</text:span></text:p>
        </text:list-item>
        <text:list-item>
          <text:p text:style-name="P4">All screws have a plain washer where they meet the plastic/<text:span text:style-name="T7">sheets</text:span>, to spread the load and prevent the plastic being chewed up by the rotation of the screw head. Most fixings have a captive Nyloc nut to prevent them vibrating loose. <text:span text:style-name="T1">It is very important that the nut is fully seated in the nut trap while the screw is inserted.</text:span> They are quite a tight fit, so sometimes it is necessary to pull or push them in with a long screw. </text:p>
        </text:list-item>
        <text:list-item>
          <text:p text:style-name="P4">The X and Y bar clamps should not be over tightened, i.e. <text:span text:style-name="T1">do not close the gap fully or the parts will break</text:span>. The Y and Z bars only need a light clamping force because the only force trying to slide them is the bearing friction. </text:p>
        </text:list-item>
        <text:list-item>
          <text:p text:style-name="P4">Washers tend to have a smooth side and a side with a burr from being stamped out. Make sure the smooth side faces bearings and belts.</text:p>
        </text:list-item>
      </text:list>
      <text:p text:style-name="P1"/>
      <text:p text:style-name="P2">NOTE: During this manual 3mm fiberboard was used. It’s cheaper for prototyping.</text:p>
      <text:p text:style-name="P2"/>
      <text:p text:style-name="P3">NOTE: <text:span text:style-name="T10">It’s optional, but might be a good idea to drill all holes to their spec’ed size. If a 4mm screw is used in the hole drill it to 4mm. Endstop switches normally 2.5 holes but you can drill them to 3mm if you talke care. This is the method used in this manual.</text:span></text:p>
      <text:p text:style-name="P1"/>
      <text:list xml:id="list1431438393" text:style-name="L2">
        <text:list-item>
          <text:p text:style-name="P5"/>
        </text:list-item>
      </text:list>
      <text:h text:style-name="P21" text:outline-level="3" text:is-list-header="true"><text:bookmark-start text:name="__RefHeading__10139_932170812"/>Tools Required<text:bookmark-end text:name="__RefHeading__10139_932170812"/></text:h>
      <text:list xml:id="list1818189527" text:style-name="L3">
        <text:list-item>
          <text:p text:style-name="P7"><text:span text:style-name="T4">Allen keys: </text:span><text:span text:style-name="T6">1.5 &amp; </text:span><text:span text:style-name="T4">2.5mm </text:span><text:span text:style-name="T5">&amp;</text:span><text:span text:style-name="T4"> 3mm</text:span></text:p>
        </text:list-item>
        <text:list-item>
          <text:p text:style-name="P8">Needle nose pliers.</text:p>
        </text:list-item>
        <text:list-item>
          <text:p text:style-name="P9">8mm sharp drill bit</text:p>
        </text:list-item>
        <text:list-item>
          <text:p text:style-name="P10">3mm</text:p>
        </text:list-item>
        <text:list-item>
          <text:p text:style-name="P11"><text:span text:style-name="T9">4</text:span>mm</text:p>
        </text:list-item>
        <text:list-item>
          <text:p text:style-name="P12">2mm</text:p>
        </text:list-item>
        <text:list-item>
          <text:p text:style-name="P9">Drill with variable speed</text:p>
        </text:list-item>
        <text:list-item>
          <text:p text:style-name="P9">Small hammer</text:p>
        </text:list-item>
        <text:list-item>
          <text:p text:style-name="P9">Marker or pen</text:p>
        </text:list-item>
        <text:list-item>
          <text:p text:style-name="P13">M3 tap</text:p>
        </text:list-item>
        <text:list-item>
          <text:p text:style-name="P14">Wire cutters.</text:p>
        </text:list-item>
        <text:list-item>
          <text:p text:style-name="P14"><text:span text:style-name="T7">W</text:span>ire strippers.</text:p>
        </text:list-item>
        <text:list-item>
          <text:p text:style-name="P15">Crimp tool for dupont connectors – You can solder but its not nearly as good as crimping</text:p>
        </text:list-item>
      </text:list>
      <text:h text:style-name="P23" text:outline-level="4"><text:bookmark-start text:name="__RefHeading__10143_932170812"/>Recommended<text:bookmark-end text:name="__RefHeading__10143_932170812"/></text:h>
      <text:list xml:id="list3137867664" text:style-name="L4">
        <text:list-item>
          <text:p text:style-name="P16">Multi-meter </text:p>
        </text:list-item>
        <text:list-item>
          <text:p text:style-name="P17">Digital callipers.</text:p>
        </text:list-item>
        <text:list-item>
          <text:p text:style-name="P18">Dial gauge <text:span text:style-name="T8">and/or Set of feeler blades(to level the bed more - precise than paper method)</text:span></text:p>
        </text:list-item>
        <text:list-item>
          <text:p text:style-name="P19">Heat gun for heat shrink tubing… far better than lighter or soldering iron</text:p>
        </text:list-item>
        <text:list-item>
          <text:p text:style-name="P19">Ruler and square. Even thou it should be 90 degrees, it does not hurt to check.</text:p>
        </text:list-item>
      </text:list>
      <text:h text:style-name="P22" text:outline-level="4"><text:bookmark-start text:name="__RefHeading__10849_932170812"/>Consumables <text:bookmark-end text:name="__RefHeading__10849_932170812"/></text:h>
      <text:list xml:id="list586513486" text:style-name="L5">
        <text:list-item>
          <text:p text:style-name="P6">oil, <text:s/>white lithium grease, <text:span text:style-name="T3">alcohol (for cleaning bed)</text:span>, lint free wip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4-29T11:25:23.309000000</dc:date>
    <meta:editing-duration>PT2H39M7S</meta:editing-duration>
    <meta:editing-cycles>13</meta:editing-cycles>
    <meta:generator>LibreOffice/5.3.2.2$Windows_X86_64 LibreOffice_project/6cd4f1ef626f15116896b1d8e1398b56da0d0ee1</meta:generator>
    <meta:document-statistic meta:table-count="0" meta:image-count="0" meta:object-count="0" meta:page-count="2" meta:paragraph-count="31" meta:word-count="389" meta:character-count="1960" meta:non-whitespace-character-count="1620"/>
  </office:meta>
</office:document-meta>
</file>